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800004A20000037ABA7526DD7.svm"/>
  <manifest:file-entry manifest:media-type="" manifest:full-path="Pictures/2000000800004A20000037AB6C65E741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1" svg:font-family="'Times New Roman', serif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text-properties style:font-name="Times New Roman1" fo:font-size="12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color="#ff0000"/>
    </style:style>
    <style:style style:name="T1" style:family="text">
      <style:text-properties fo:font-weight="bold"/>
    </style:style>
    <style:style style:name="T2" style:family="text">
      <style:text-properties style:font-name="Times New Roman1" fo:font-weight="bold"/>
    </style:style>
    <style:style style:name="T3" style:family="text">
      <style:text-properties style:font-name="Times New Roman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 </text:p>
      <text:h text:style-name="Heading_20_1" text:outline-level="1" text:is-list-header="true">Návrh používateľského rozhrania</text:h>
      <text:p text:style-name="P1">Pri návrhu používateľského rozhrania sme sa rozhodli pokračovať s návrhom, ktorý vytvoril minuloročný tím. Jeho výhodou je príjemný vzhľad.</text:p>
      <text:p text:style-name="P1">Hlavný layout stránky  tvoria tri hlavné sekcie:</text:p>
      <text:p text:style-name="P1"><text:span text:style-name="T1">Hlavička stránky</text:span> –  obsahuje odkazy týkajúce sa navigácie v stránke a pomoc pre používateľa, logo stránky a elementy týkajúce sa autorizácie, resp.  profilu prihláseného používateľa, </text:p>
      <text:p text:style-name="P1"><text:span text:style-name="T1">Hlavná časť stránky</text:span>  - je opticky rozdelená do dvoch stĺpcov. </text:p>
      <text:p text:style-name="P2">Ľavý stĺpec – obsahuje hlavné menu, pomocou ktorého si môžeme zobraziť </text:p>
      <text:p text:style-name="P2">Pravý stĺpec – je hlavná zobrazovacia plocha, slúži na zobrazenie informácií o absolventoch, zobrazenie noviniek a podobne</text:p>
      <text:p text:style-name="Text_20_body"> </text:p>
      <text:p text:style-name="Text_20_body"><text:span text:style-name="T2">Pätička stránky</text:span> – <text:span text:style-name="T3">obsahuje informácie o tvorcoch webovej stránky.</text:span></text:p>
      <text:p text:style-name="Text_20_body"> </text:p>
      <text:p text:style-name="Text_20_body"><draw:frame draw:style-name="fr1" draw:name="obrázky2" text:anchor-type="paragraph" svg:width="16.999cm" svg:height="12.765cm" draw:z-index="1"><draw:image xlink:href="Pictures/2000000800004A20000037AB6C65E741.svm" xlink:type="simple" xlink:show="embed" xlink:actuate="onLoad"/></draw:frame></text:p>
      <text:p text:style-name="P3">Návrh úvodnej stránky</text:p>
      <text:p text:style-name="P3"> </text:p>
      <text:p text:style-name="Text_20_body">Používateľské rozhranie prihláseného používateľa je podobné ako layout stránky pre neprihláseného používateľa s tým rozdielom, že obsahuje o jedno menu navyše. Pomocou neho používateľ môže konfigurovať svoje konto, informácie o sebe alebo kontaktovať iných používateľov v systéme. </text:p>
      <text:p text:style-name="Text_20_body"> </text:p>
      <text:p text:style-name="Text_20_body"><draw:frame draw:style-name="fr1" draw:name="obrázky1" text:anchor-type="paragraph" svg:width="16.999cm" svg:height="12.765cm" draw:z-index="0"><draw:image xlink:href="Pictures/2000000800004A20000037ABA7526DD7.svm" xlink:type="simple" xlink:show="embed" xlink:actuate="onLoad"/></draw:frame></text:p>
      <text:p text:style-name="P3">Používateľské rozhranie prihláseného používateľa </text:p>
      <text:p text:style-name="P4">-dohodnúť sa na položkách menu prihláseného používateľa - fakulta / alumni</text:p>
      <text:p text:style-name="Text_20_body"> </text:p>
      <text:p text:style-name="P2">Štruktúra obrazoviek</text:p>
      <text:p text:style-name="Text_20_body"> </text:p>
      <text:p text:style-name="P2">V nasledujúcej časti sú znázornené jednotlivé návrhy rozlomenia používateľských</text:p>
      <text:p text:style-name="P2">obrazoviek, teda webových stránok a ich hlavných elementov.</text:p>
      <text:p text:style-name="Text_20_body"> </text:p>
      <text:p text:style-name="Text_20_body"> </text:p>
      <text:p text:style-name="P2">Štruktúra obrazoviek časti Aktuality – na papieri</text:p>
      <text:p text:style-name="Text_20_body"> </text:p>
      <text:p text:style-name="P2">Štruktúra obrazoviek časti Štatistiky – na papieri</text:p>
      <text:p text:style-name="Text_20_body"> </text:p>
      <text:p text:style-name="P2">Štruktúra obrazoviek časti  Komunikácia –minuloročný tím</text:p>
      <text:p text:style-name="Text_20_body"> </text:p>
      <text:p text:style-name="P2">Štruktúra obrazoviek časti Alumni –minuloročný tím</text:p>
      <text:p text:style-name="Text_20_body"> </text:p>
      <text:p text:style-name="Text_20_body"> </text:p>
      <text:p text:style-name="Text_20_body"> </text:p>
      <text:p text:style-name="Text_20_body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1" svg:font-family="'Times New Roman', serif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Palcak ---------</meta:initial-creator>
    <meta:creation-date>2007-11-11T23:17:30</meta:creation-date>
    <dc:creator>Palcak ---------</dc:creator>
    <dc:date>2007-11-11T23:20:04</dc:date>
    <dc:language>sk-SK</dc:language>
    <meta:editing-cycles>2</meta:editing-cycles>
    <meta:editing-duration>PT2M40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3" meta:paragraph-count="35" meta:word-count="192" meta:character-count="1525"/>
  </office:meta>
</office:document-meta>
</file>